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ccanthis ADF Std" svg:font-family="'Accanthis ADF Std'" style:font-pitch="variable"/>
    <style:font-face style:name="Amiri" svg:font-family="Amiri"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miri"/>
    </style:style>
    <style:style style:name="P2" style:family="paragraph" style:parent-style-name="Standard">
      <style:paragraph-properties fo:line-height="100%" fo:text-align="justify" style:justify-single-word="false"/>
      <style:text-properties style:font-name="Century Schoolbook L" fo:font-size="12pt" officeooo:paragraph-rsid="001d51f6" style:font-size-asian="12pt" style:font-size-complex="12pt"/>
    </style:style>
    <style:style style:name="P3" style:family="paragraph" style:parent-style-name="Standard" style:list-style-name="L1">
      <style:paragraph-properties fo:line-height="100%" fo:text-align="justify" style:justify-single-word="false"/>
      <style:text-properties officeooo:paragraph-rsid="001db546"/>
    </style:style>
    <style:style style:name="T1" style:family="text">
      <style:text-properties officeooo:rsid="001c5afc"/>
    </style:style>
    <style:style style:name="T2" style:family="text">
      <style:text-properties officeooo:rsid="001db546"/>
    </style:style>
    <style:style style:name="T3" style:family="text">
      <style:text-properties style:font-name="Century Schoolbook L" fo:font-size="12pt" style:font-size-asian="12pt" style:font-size-complex="12pt"/>
    </style:style>
    <style:style style:name="T4" style:family="text">
      <style:text-properties style:font-name="Century Schoolbook L" fo:font-size="12pt" officeooo:rsid="001d51f6" style:font-size-asian="12pt" style:font-size-complex="12pt"/>
    </style:style>
    <style:style style:name="T5" style:family="text">
      <style:text-properties style:font-name="Century Schoolbook L" fo:font-size="12pt" officeooo:rsid="00445d93" style:font-size-asian="12pt" style:font-size-complex="12pt"/>
    </style:style>
    <style:style style:name="T6" style:family="text">
      <style:text-properties officeooo:rsid="001edb0f"/>
    </style:style>
    <style:style style:name="T7" style:family="text">
      <style:text-properties officeooo:rsid="001f1987"/>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The author in [1] summarize various protocols and methodologies for clock synchronization (CS) in wireless network. They introduced centralized vs peer-to-peer synchronization, relative vs absolute synchronization and their limitations. They also introduce timestamping mechanisms and shown that t</text:span>he performance of CS is directly affected by the timestamping mechanism being used. The SW timestamping at the application is the worst in this regard as it is affected by the jitter from the entire protocol stack; SW timestamping inside the device driver has resulted in CS accuracy of less than 50μs. With HW timestamping, CS performance drops in the nanosecond range or below. To this end, the <text:span text:style-name="T6">timing measurement (</text:span>TM<text:span text:style-name="T6">)</text:span> scheme of IEEE 802.11 is significant as it offers a standardized HW timestamping-based CS solution which can compensate for the propagation delays and can also provide absolute or relative application synchronization. The overall performance of this scheme is yet to be established due to lack of available HW and SW support to the scientific community. Regarding protocol overhead, schemes (802.11-based or otherwise) which exploit beacon frames for carrying timestamps over the wireless channel do not require extra bandwidth. This is one disadvantage of using existing wired protocols over wireless which use dedicated packets for timing support <text:span text:style-name="T6">[1]</text:span>. This, in turn, leads to the issue of modifying the AP inside the device driver to draw reliable SW timestamps and fit them in the beacons as cited in [2] and [<text:span text:style-name="T2">3</text:span>]. In this context, Cena et al. [<text:span text:style-name="T2">4</text:span>] is significant as it proposes a SW timestamping-based solution which uses completely unmodified APs, and proposes changes only in STAs. <text:span text:style-name="T1">A</text:span>lthough HW timestamping support undoubtedly improves CS precision, optimized CS performance is obtained only when along with timestamping capabilities, propagation delays on the channel and within the devices are compensated, and clock adjustment is done efficiently. This would lead to CS performance in the nanosecond range with SW timestamping, and in the picosecond range with HW timestamping as shown in [<text:span text:style-name="T6">5</text:span>] and [<text:span text:style-name="T6">6</text:span>], respectively.</text:p>
      <text:p text:style-name="P1"/>
      <text:list xml:id="list5828242820521384070" text:style-name="L1">
        <text:list-item>
          <text:p text:style-name="P3"><text:span text:style-name="T4">Aneeq M</text:span><text:span text:style-name="T3">ahmood et al. “Clock synchronization over </text:span><text:span text:style-name="T5">IEEE</text:span><text:span text:style-name="T3"> 802.11 - a survey of methodologies and protocols” IEEE Transactions On Industrial Informatics, Vol. 13, No. 2, April 2017</text:span></text:p>
        </text:list-item>
        <text:list-item>
          <text:p text:style-name="P3"><text:span text:style-name="T3">A. Mahmood, G. Gaderer, H. Trsek, S. Schwalowsky, and N. Kero, “To- ¨ wards high accuracy in IEEE 802.11 based clock synchronization using PTP,” in Proc. IEEE Symp. Presicion Clock Synchronizaion, Munich, Germany, Sep. 2011, pp. 13–18.</text:span></text:p>
        </text:list-item>
        <text:list-item>
          <text:p text:style-name="P3"><text:span text:style-name="T3">M. Mock, R. Frings, E. Nett, and S. Trikaliotis, “Continuous clock synchronization in wireless real-time applications,” in Proc. 19th IEEE Symp. Reliable Distrib. Syst., 2000, pp. 125–132.</text:span></text:p>
        </text:list-item>
        <text:list-item>
          <text:p text:style-name="P3"><text:span text:style-name="T3">G. Cena, S. Scanzio, A. Valenzano, and C. Zunino, “Implementation and evaluation of the reference broadcast infrastructure synchronization protocol,” IEEE Trans. Ind. Informat., vol. 11, no. 3, pp. 801–811, Jun. 2015.</text:span></text:p>
        </text:list-item>
        <text:list-item>
          <text:p text:style-name="P3"><text:soft-page-break/><text:span text:style-name="T3">A. Mahmood, R. Exel, and T. Sauter, “Delay and jitter characterisation for software-based clock synchronization over WLAN using PTP,” IEEE Trans. Ind. Inform., vol. 10, no. 2, pp. 1198–1206, May 2014.</text:span></text:p>
        </text:list-item>
        <text:list-item>
          <text:p text:style-name="P3"><text:span text:style-name="T3">R. Exel, “Clock synchronization in IEEE 802.11 wireless LANs using physical layer timestamps,” in Proc. IEEE Symp. Presicion Clock Synchronizaion, San Francisco, CA, USA, Sep. 2012.</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ccanthis ADF Std" svg:font-family="'Accanthis ADF Std'" style:font-pitch="variable"/>
    <style:font-face style:name="Amiri" svg:font-family="Amiri"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1T11:22:00.037760667</meta:creation-date>
    <dc:date>2018-08-21T12:04:33.729172012</dc:date>
    <meta:editing-duration>PT32M32S</meta:editing-duration>
    <meta:editing-cycles>4</meta:editing-cycles>
    <meta:generator>LibreOffice/5.1.6.2$Linux_X86_64 LibreOffice_project/10m0$Build-2</meta:generator>
    <meta:document-statistic meta:table-count="0" meta:image-count="0" meta:object-count="0" meta:page-count="2" meta:paragraph-count="7" meta:word-count="517" meta:character-count="3348" meta:non-whitespace-character-count="2848"/>
  </office:meta>
</office:document-meta>
</file>